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EncryptionJCE.PDFEncryptionJCE( int obj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EncryptionJCE.initCipher( byte [ ]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DFEncryptionJCE.make( int objnum , PDFEncryption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EncryptionJCE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JCE.applyFilter( AbstractPDF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EncryptionJCE.encryptWithKey( byte [ ] data , byte [ ]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cryptionFilter.applyFilt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ryptionFilter.EncryptionFilter( PDFEncryptionJCE encryption , int number , int gen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EncryptionJCE.encryptWithHash( byte [ ] data , byte [ ] hash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EncryptionJCE.getTrailer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EncryptionJCE.prepPassword( String passwor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cryptionFilter.getDecodePa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ryptionFil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JCE.encrypt( byte [ ] data , PDFObject ref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EncryptionJCE.calcKey( byte [ ] hash ,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ryptionFilter.encode( InputStream in , OutputStream ou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EncryptionJCE.setParams( PDFEncryption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JCE.in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DFEncryptionJCE.initCipher( int number , int gen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EncryptionJCE.encryptData( byte [ ] data , int number , int gen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ryptionFilter.encode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JCE.getFileID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EncryptionJCE.toPD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EncryptionJCE.getFil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EncryptionJCE.makeFilter( int number , int gen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JCE.calcHash( int number , int gen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